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Segoe UI" svg:font-family="Segoe UI" style:font-family-generic="swiss" style:font-pitch="variable" svg:panose-1="2 11 5 2 4 2 4 2 2 3"/>
    <style:font-face style:name="sans-serif" svg:font-family="sans-serif" style:font-family-generic="swiss" svg:panose-1="2 11 6 4 2 2 2 2 2 4"/>
    <style:font-face style:name="Arial, sans-serif" svg:font-family="Arial, sans-serif" style:font-family-generic="roman" svg:panose-1="2 11 6 4 2 2 2 2 2 4"/>
  </office:font-face-decls>
  <office:automatic-styles>
    <style:style style:name="P1" style:parent-style-name="meta" style:master-page-name="MP0" style:family="paragraph">
      <style:paragraph-properties fo:break-before="page"/>
    </style:style>
    <style:style style:name="T2" style:parent-style-name="Policepardéfaut" style:family="text">
      <style:text-properties fo:font-size="10pt" style:font-size-asian="10pt"/>
    </style:style>
    <style:style style:name="T3" style:parent-style-name="Policepardéfaut" style:family="text">
      <style:text-properties fo:font-style="italic" style:font-style-asian="italic" style:font-style-complex="italic"/>
    </style:style>
    <style:style style:name="P4" style:parent-style-name="Corpsdetexte" style:family="paragraph">
      <style:paragraph-properties fo:text-align="center"/>
    </style:style>
    <style:style style:name="P5" style:parent-style-name="Corpsdetexte" style:family="paragraph">
      <style:paragraph-properties fo:text-align="center"/>
    </style:style>
    <style:style style:name="P6" style:parent-style-name="Corpsdetexte" style:family="paragraph">
      <style:paragraph-properties fo:text-align="center"/>
    </style:style>
    <style:style style:name="P7" style:parent-style-name="Corpsdetexte" style:family="paragraph">
      <style:paragraph-properties fo:text-align="center"/>
    </style:style>
    <style:style style:name="P8" style:parent-style-name="Corpsdetexte" style:family="paragraph">
      <style:paragraph-properties fo:text-align="center"/>
    </style:style>
    <style:style style:name="P9" style:parent-style-name="Corpsdetexte" style:family="paragraph">
      <style:paragraph-properties fo:text-align="center"/>
    </style:style>
    <style:style style:name="P10" style:parent-style-name="Corpsdetexte" style:family="paragraph">
      <style:paragraph-properties fo:text-align="center"/>
    </style:style>
    <style:style style:name="P11" style:parent-style-name="Corpsdetexte" style:family="paragraph">
      <style:paragraph-properties fo:text-align="center"/>
    </style:style>
    <style:style style:name="T12" style:parent-style-name="Policepardéfaut" style:family="text">
      <style:text-properties fo:font-variant="small-caps"/>
    </style:style>
    <style:style style:name="P13" style:parent-style-name="Corpsdetexte" style:family="paragraph">
      <style:paragraph-properties fo:text-align="center"/>
    </style:style>
    <style:style style:name="P14" style:parent-style-name="Corpsdetexte" style:family="paragraph">
      <style:paragraph-properties fo:text-align="center"/>
    </style:style>
    <style:style style:name="P15" style:parent-style-name="Corpsdetexte" style:family="paragraph">
      <style:paragraph-properties fo:text-align="center"/>
      <style:text-properties fo:font-style="italic" style:font-style-asian="italic" style:font-style-complex="italic"/>
    </style:style>
    <style:style style:name="P16" style:parent-style-name="Corpsdetexte" style:family="paragraph">
      <style:text-properties fo:font-style="italic" style:font-style-asian="italic" style:font-style-complex="italic"/>
    </style:style>
    <style:style style:name="P17" style:parent-style-name="Corpsdetexte" style:family="paragraph">
      <style:paragraph-properties fo:text-align="center"/>
    </style:style>
    <style:style style:name="P18" style:parent-style-name="Corpsdetexte" style:family="paragraph">
      <style:paragraph-properties fo:text-align="center"/>
    </style:style>
    <style:style style:name="P19" style:parent-style-name="Corpsdetexte" style:family="paragraph">
      <style:paragraph-properties fo:text-align="center"/>
    </style:style>
    <style:style style:name="P20" style:parent-style-name="Corpsdetexte" style:family="paragraph">
      <style:paragraph-properties fo:text-align="center"/>
    </style:style>
    <style:style style:name="P21" style:parent-style-name="Corpsdetexte" style:family="paragraph">
      <style:paragraph-properties fo:text-align="center"/>
    </style:style>
    <style:style style:name="P22" style:parent-style-name="Corpsdetexte" style:family="paragraph">
      <style:paragraph-properties fo:text-align="center"/>
    </style:style>
    <style:style style:name="P23" style:parent-style-name="Corpsdetexte" style:family="paragraph">
      <style:paragraph-properties fo:text-align="center"/>
    </style:style>
    <style:style style:name="P24" style:parent-style-name="Corpsdetexte" style:family="paragraph">
      <style:paragraph-properties fo:text-align="center"/>
    </style:style>
    <style:style style:name="P25" style:parent-style-name="Corpsdetexte" style:family="paragraph">
      <style:paragraph-properties fo:text-align="center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name" style:family="text">
      <style:text-properties fo:font-style="italic" style:font-style-asian="italic" style:font-style-complex="italic"/>
    </style:style>
    <style:style style:name="T28" style:parent-style-name="Policepardéfaut" style:family="text">
      <style:text-properties fo:font-style="italic" style:font-style-asian="italic" style:font-style-complex="italic"/>
    </style:style>
    <style:style style:name="P29" style:parent-style-name="Corpsdetexte" style:family="paragraph">
      <style:paragraph-properties fo:text-align="center"/>
    </style:style>
    <style:style style:name="T30" style:parent-style-name="Policepardéfaut" style:family="text">
      <style:text-properties fo:font-style="italic" style:font-style-asian="italic" style:font-style-complex="italic"/>
    </style:style>
    <style:style style:name="T31" style:parent-style-name="name" style:family="text">
      <style:text-properties fo:font-style="italic" style:font-style-asian="italic" style:font-style-complex="italic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P33" style:parent-style-name="l" style:family="paragraph">
      <style:text-properties fo:font-style="italic" style:font-style-asian="italic" style:font-style-complex="italic"/>
    </style:style>
    <style:style style:name="P34" style:parent-style-name="Corpsdetexte" style:family="paragraph">
      <style:paragraph-properties fo:text-align="center"/>
    </style:style>
    <style:style style:name="P35" style:parent-style-name="l" style:family="paragraph">
      <style:text-properties fo:font-style="italic" style:font-style-asian="italic" style:font-style-complex="italic"/>
    </style:style>
    <style:style style:name="P36" style:parent-style-name="l" style:family="paragraph">
      <style:text-properties fo:font-style="italic" style:font-style-asian="italic" style:font-style-complex="italic"/>
    </style:style>
    <style:style style:name="T37" style:parent-style-name="Policepardéfaut" style:family="text">
      <style:text-properties fo:font-style="italic" style:font-style-asian="italic" style:font-style-complex="italic"/>
    </style:style>
    <style:style style:name="T38" style:parent-style-name="name" style:family="text">
      <style:text-properties fo:font-style="italic" style:font-style-asian="italic" style:font-style-complex="italic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T40" style:parent-style-name="Policepardéfaut" style:family="text">
      <style:text-properties fo:font-style="italic" style:font-style-asian="italic" style:font-style-complex="italic"/>
    </style:style>
    <style:style style:name="T41" style:parent-style-name="name" style:family="text">
      <style:text-properties fo:font-style="italic" style:font-style-asian="italic" style:font-style-complex="italic"/>
    </style:style>
    <style:style style:name="T42" style:parent-style-name="Policepardéfaut" style:family="text">
      <style:text-properties fo:font-style="italic" style:font-style-asian="italic" style:font-style-complex="italic"/>
    </style:style>
    <style:style style:name="P43" style:parent-style-name="Corpsdetexte" style:family="paragraph">
      <style:paragraph-properties fo:text-align="end"/>
    </style:style>
    <style:style style:name="P44" style:parent-style-name="Corpsdetexte" style:family="paragraph">
      <style:paragraph-properties fo:text-align="center"/>
    </style:style>
    <style:style style:name="P45" style:parent-style-name="Corpsdetexte" style:family="paragraph">
      <style:paragraph-properties fo:text-align="center"/>
    </style:style>
    <style:style style:name="P46" style:parent-style-name="l" style:family="paragraph">
      <style:text-properties fo:font-style="italic" style:font-style-asian="italic" style:font-style-complex="italic"/>
    </style:style>
    <style:style style:name="P47" style:parent-style-name="Corpsdetexte" style:family="paragraph">
      <style:paragraph-properties fo:text-align="center"/>
    </style:style>
    <style:style style:name="P48" style:parent-style-name="l" style:family="paragraph">
      <style:text-properties fo:font-style="italic" style:font-style-asian="italic" style:font-style-complex="italic"/>
    </style:style>
    <style:style style:name="P49" style:parent-style-name="Corpsdetexte" style:family="paragraph">
      <style:paragraph-properties fo:text-align="center"/>
    </style:style>
    <style:style style:name="P50" style:parent-style-name="l" style:family="paragraph">
      <style:text-properties fo:font-style="italic" style:font-style-asian="italic" style:font-style-complex="italic"/>
    </style:style>
    <style:style style:name="P51" style:parent-style-name="Corpsdetexte" style:family="paragraph">
      <style:paragraph-properties fo:text-align="center"/>
    </style:style>
    <style:style style:name="P52" style:parent-style-name="l" style:family="paragraph">
      <style:text-properties fo:font-style="italic" style:font-style-asian="italic" style:font-style-complex="italic"/>
    </style:style>
    <style:style style:name="P53" style:parent-style-name="Corpsdetexte" style:family="paragraph">
      <style:paragraph-properties fo:text-align="center"/>
    </style:style>
    <style:style style:name="P54" style:parent-style-name="l" style:family="paragraph">
      <style:text-properties fo:font-style="italic" style:font-style-asian="italic" style:font-style-complex="italic"/>
    </style:style>
    <style:style style:name="P55" style:parent-style-name="Corpsdetexte" style:family="paragraph">
      <style:paragraph-properties fo:text-align="center"/>
    </style:style>
    <style:style style:name="P56" style:parent-style-name="l" style:family="paragraph">
      <style:text-properties fo:font-style="italic" style:font-style-asian="italic" style:font-style-complex="italic"/>
    </style:style>
    <style:style style:name="P57" style:parent-style-name="l" style:family="paragraph">
      <style:text-properties fo:font-style="italic" style:font-style-asian="italic" style:font-style-complex="italic"/>
    </style:style>
    <style:style style:name="P58" style:parent-style-name="l" style:family="paragraph">
      <style:text-properties fo:font-style="italic" style:font-style-asian="italic" style:font-style-complex="italic"/>
    </style:style>
    <style:style style:name="P59" style:parent-style-name="l" style:family="paragraph">
      <style:text-properties fo:font-style="italic" style:font-style-asian="italic" style:font-style-complex="italic"/>
    </style:style>
    <style:style style:name="P60" style:parent-style-name="Corpsdetexte" style:family="paragraph">
      <style:paragraph-properties fo:text-align="center"/>
    </style:style>
    <style:style style:name="P61" style:parent-style-name="l" style:family="paragraph">
      <style:text-properties fo:font-style="italic" style:font-style-asian="italic" style:font-style-complex="italic"/>
    </style:style>
    <style:style style:name="P62" style:parent-style-name="Textbody" style:family="paragraph">
      <style:paragraph-properties fo:text-align="center"/>
    </style:style>
    <style:style style:name="P63" style:parent-style-name="Textbody" style:family="paragraph">
      <style:paragraph-properties fo:text-align="center"/>
    </style:style>
    <style:style style:name="P64" style:parent-style-name="Textbody" style:family="paragraph">
      <style:paragraph-properties fo:text-align="center"/>
    </style:style>
    <style:style style:name="P65" style:parent-style-name="Textbody" style:family="paragraph">
      <style:paragraph-properties fo:text-align="center"/>
      <style:text-properties fo:font-style="italic" style:font-style-asian="italic" style:font-style-complex="italic"/>
    </style:style>
    <style:style style:name="P66" style:parent-style-name="Textbody" style:family="paragraph">
      <style:paragraph-properties fo:text-align="center"/>
    </style:style>
    <style:style style:name="P67" style:parent-style-name="Textbody" style:family="paragraph">
      <style:paragraph-properties fo:text-align="center"/>
    </style:style>
    <style:style style:name="P68" style:parent-style-name="Textbody" style:family="paragraph">
      <style:paragraph-properties fo:text-align="center"/>
    </style:style>
    <style:style style:name="P69" style:parent-style-name="Textbody" style:family="paragraph">
      <style:paragraph-properties fo:text-align="center"/>
    </style:style>
    <style:style style:name="T70" style:parent-style-name="Policepardéfaut" style:family="text">
      <style:text-properties fo:font-style="italic" style:font-style-asian="italic" style:font-style-complex="italic"/>
    </style:style>
    <style:style style:name="P71" style:parent-style-name="Textbody" style:family="paragraph">
      <style:paragraph-properties fo:text-align="center"/>
    </style:style>
    <style:style style:name="P72" style:parent-style-name="Textbody" style:family="paragraph">
      <style:paragraph-properties fo:text-align="center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79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0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2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4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5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6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7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8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89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0" style:parent-style-name="Textbody" style:family="paragraph">
      <style:paragraph-properties fo:text-align="center"/>
    </style:style>
    <style:style style:name="P9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2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4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5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6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7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paragraph-properties fo:text-align="center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02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3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4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5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6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7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8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09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10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11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12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1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14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15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16" style:parent-style-name="Textbody" style:family="paragraph">
      <style:paragraph-properties fo:text-align="start" fo:margin-left="0.4916in">
        <style:tab-stops/>
      </style:paragraph-properties>
      <style:text-properties fo:font-style="italic" style:font-style-asian="italic" style:font-style-complex="italic"/>
    </style:style>
    <style:style style:name="P117" style:parent-style-name="Textbody" style:family="paragraph">
      <style:paragraph-properties fo:text-align="center"/>
    </style:style>
    <style:style style:name="P118" style:parent-style-name="Textbody" style:family="paragraph">
      <style:paragraph-properties fo:text-align="center"/>
    </style:style>
    <style:style style:name="T119" style:parent-style-name="Policepardéfaut" style:family="text">
      <style:text-properties fo:font-style="italic" style:font-style-asian="italic" style:font-style-complex="italic"/>
    </style:style>
    <style:style style:name="P120" style:parent-style-name="Textbody" style:family="paragraph">
      <style:paragraph-properties fo:text-align="start"/>
    </style:style>
    <style:style style:name="T121" style:parent-style-name="Policepardéfaut" style:family="text">
      <style:text-properties fo:font-style="italic" style:font-style-asian="italic" style:font-style-complex="italic"/>
    </style:style>
    <style:style style:name="P122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4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5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6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7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8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29" style:parent-style-name="Textbody" style:family="paragraph">
      <style:paragraph-properties fo:text-align="center"/>
    </style:style>
    <style:style style:name="T130" style:parent-style-name="Policepardéfaut" style:family="text">
      <style:text-properties fo:font-style="italic" style:font-style-asian="italic" style:font-style-complex="italic"/>
    </style:style>
    <style:style style:name="P13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32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3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34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35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36" style:parent-style-name="Textbody" style:family="paragraph">
      <style:paragraph-properties fo:text-align="center"/>
    </style:style>
    <style:style style:name="P137" style:parent-style-name="Textbody" style:family="paragraph">
      <style:paragraph-properties fo:text-align="start"/>
    </style:style>
    <style:style style:name="T138" style:parent-style-name="Policepardéfaut" style:family="text">
      <style:text-properties fo:font-style="italic" style:font-style-asian="italic" style:font-style-complex="italic"/>
    </style:style>
    <style:style style:name="P139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0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1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2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3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4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5" style:parent-style-name="Textbody" style:family="paragraph">
      <style:paragraph-properties fo:text-align="start"/>
      <style:text-properties fo:font-style="italic" style:font-style-asian="italic" style:font-style-complex="italic"/>
    </style:style>
    <style:style style:name="P146" style:parent-style-name="Textbody" style:family="paragraph">
      <style:paragraph-properties fo:text-align="start"/>
    </style:style>
    <style:style style:name="T147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title :<text:span text:style-name="T2"><text:tab/></text:span>Ballet des Arts, dansé par Sa Majesté le 8 Janvier 1663</text:p>
      <text:p text:style-name="meta">creator :<text:s/><text:tab/>Benserade, Isaac de</text:p>
      <text:p text:style-name="meta">date :<text:tab/>1663-01-08</text:p>
      <text:p text:style-name="meta">bibl :<text:tab/>Benserade,<text:s/><text:span text:style-name="T3">Ballet des arts dansé par Sa Majesté le 8 Janvier 1663</text:span>, Paris, Ballard, 1663.<text:s/></text:p>
      <text:p text:style-name="meta">copyeditor :<text:tab/>CADIOT, Clément</text:p>
      <text:p text:style-name="P4"><text:span text:style-name="pb">1</text:span></text:p>
      <text:p text:style-name="P5">BALLET</text:p>
      <text:p text:style-name="P6">DES ARTS,</text:p>
      <text:p text:style-name="P7">Dansé par Sa Majesté le<text:s/><text:span text:style-name="date">8.</text:span></text:p>
      <text:p text:style-name="P8"><text:span text:style-name="date">Ianvier 1663.</text:span></text:p>
      <text:p text:style-name="P9"/>
      <text:p text:style-name="P10">A<text:s/><text:span text:style-name="placeName">PARIS</text:span>,</text:p>
      <text:p text:style-name="P11">Par<text:s/><text:span text:style-name="persName">Robert Ballard</text:span><text:span text:style-name="T12">,<text:s/></text:span>seul Imprimeur du</text:p>
      <text:p text:style-name="P13"><text:span text:style-name="persName">Roy</text:span><text:s/>pour la Musique.</text:p>
      <text:p text:style-name="P14"><text:span text:style-name="date">M. DC. LXIII.</text:span></text:p>
      <text:p text:style-name="P15">Avec Privilege de Sa Majesté.</text:p>
      <text:p text:style-name="P16"/>
      <text:p text:style-name="P17"><text:span text:style-name="pb">2</text:span></text:p>
      <text:p text:style-name="P18"><text:span text:style-name="pb">3</text:span></text:p>
      <text:p text:style-name="P19">AVANT-PROPOS</text:p>
      <text:p text:style-name="Corpsdetexte">LA Paix ayant produit</text:p>
      <text:p text:style-name="Corpsdetexte">l’Abondance, &amp; fait nai-</text:p>
      <text:p text:style-name="Corpsdetexte">stre les Plaisirs &amp; re-</text:p>
      <text:p text:style-name="Corpsdetexte">fleurir les Sciences &amp; les</text:p>
      <text:p text:style-name="Corpsdetexte">Arts ; les Sept que l’on</text:p>
      <text:p text:style-name="Corpsdetexte">nomme Liberaux, con-</text:p>
      <text:p text:style-name="Corpsdetexte">duits par leur inuen-</text:p>
      <text:p text:style-name="Corpsdetexte">teur, Promethée, viennent paroistre en</text:p>
      <text:p text:style-name="Corpsdetexte">cette superbe Cour : Et comme la Musi-</text:p>
      <text:p text:style-name="Corpsdetexte">que en est l’un des plus nobles &amp; des plus</text:p>
      <text:p text:style-name="Corpsdetexte">agreables, elle fait auec les autres, par<text:s/><text:span text:style-name="tech">vn</text:span></text:p>
      <text:p text:style-name="Corpsdetexte"><text:span text:style-name="tech">grand Concert d’Instrumens</text:span>, l’ouuerture</text:p>
      <text:p text:style-name="Corpsdetexte">du Ballet des Arts en general, dont quel-</text:p>
      <text:p text:style-name="Corpsdetexte">ques-vns soit mechaniques ou autres, ont</text:p>
      <text:p text:style-name="Corpsdetexte">esté choisis pour faire les Entrées de ce</text:p>
      <text:p text:style-name="Corpsdetexte">Ballet ; chacune estãt precedée d’un chan-</text:p>
      <text:p text:style-name="Corpsdetexte">gement de<text:s/><text:span text:style-name="tech">Theatre</text:span><text:s/>&amp; d’un<text:s/><text:span text:style-name="tech">Recit</text:span>.</text:p>
      <text:soft-page-break/>
      <text:p text:style-name="P20"><text:span text:style-name="pb">4</text:span></text:p>
      <text:p text:style-name="P21">L’AGRICVLTVRE.</text:p>
      <text:p text:style-name="Corpsdetexte">CET Art est representé par des<text:s/><text:span text:style-name="name">Bergers</text:span></text:p>
      <text:p text:style-name="Corpsdetexte">&amp; des<text:s/><text:span text:style-name="name">Bergeres</text:span> ; lesquels sortent des</text:p>
      <text:p text:style-name="Corpsdetexte">agreables Boccages, qui font la decoration de</text:p>
      <text:p text:style-name="Corpsdetexte">cette premiere Scene. Apres que la<text:s/><text:span text:style-name="name">Félicité</text:span><text:s/>&amp;</text:p>
      <text:p text:style-name="Corpsdetexte">la<text:s/><text:span text:style-name="name">Paix</text:span><text:s/>qui les accompagnent tousiours ont fait</text:p>
      <text:p text:style-name="Corpsdetexte">vn recit en<text:s/><text:span text:style-name="tech">Dialogue</text:span>, auquel respond vn<text:s/><text:span text:style-name="tech">Chœur</text:span></text:p>
      <text:p text:style-name="Corpsdetexte"><text:span text:style-name="tech">d’instruments rustiques</text:span>.</text:p>
      <text:p text:style-name="P22">Dialogue de la<text:s/><text:span text:style-name="name">Paix</text:span><text:s/>&amp; de la<text:s/><text:span text:style-name="name">Félicité</text:span>, chanté par</text:p>
      <text:p text:style-name="P23"><text:span text:style-name="persName">Mademoiselle Hylaire</text:span>, &amp;<text:s/><text:span text:style-name="persName">Mademoiselle</text:span></text:p>
      <text:p text:style-name="P24"><text:span text:style-name="persName">de Saint Christophe</text:span>.</text:p>
      <text:p text:style-name="P25">LA PAIX</text:p>
      <text:p text:style-name="l"><text:span text:style-name="T26">Douce<text:s/></text:span><text:span text:style-name="T27">Félicité</text:span><text:span text:style-name="T28">, ne quitons point ces lieux.</text:span></text:p>
      <text:p text:style-name="P29">LA FELICITÉ.</text:p>
      <text:p text:style-name="l"><text:span text:style-name="T30">Douce &amp; charmante<text:s/></text:span><text:span text:style-name="T31">Paix</text:span><text:span text:style-name="T32">, où peut-on estre</text:span></text:p>
      <text:p text:style-name="P33">mieux ?</text:p>
      <text:p text:style-name="P34">Toutes deux.</text:p>
      <text:p text:style-name="P35">N’y les travaux ny les peines,</text:p>
      <text:p text:style-name="P36">N’habitent plus dans ces bois,</text:p>
      <text:p text:style-name="l"><text:span text:style-name="T37">Les<text:s/></text:span><text:span text:style-name="T38">Bergers</text:span><text:span text:style-name="T39"><text:s/>sont comme des Rois,</text:span></text:p>
      <text:p text:style-name="l"><text:span text:style-name="T40">Les<text:s/></text:span><text:span text:style-name="T41">Bergeres</text:span><text:span text:style-name="T42"><text:s/>comme des Reïnes.</text:span></text:p>
      <text:p text:style-name="P43">LA</text:p>
      <text:p text:style-name="P44"><text:span text:style-name="pb">5</text:span></text:p>
      <text:p text:style-name="P45">La Paix</text:p>
      <text:p text:style-name="P46">I’y veux estre tousiours,</text:p>
      <text:p text:style-name="P47">LA FELICITÉ.</text:p>
      <text:p text:style-name="P48">Et moy tousiours aussy.</text:p>
      <text:p text:style-name="P49">Toutes deux.</text:p>
      <text:p text:style-name="P50">Amour est le seul mal dont on se plaint icy.</text:p>
      <text:p text:style-name="P51">LA PAIX.</text:p>
      <text:p text:style-name="P52">Les vents les plus mutins sont changez en Zephirs.</text:p>
      <text:p text:style-name="P53">LA FELICITÉ.</text:p>
      <text:p text:style-name="P54">Les maux les plus cruels sont changez en plaisirs.</text:p>
      <text:p text:style-name="P55">Toutes deux.</text:p>
      <text:p text:style-name="P56">Icy quand vn cœur soupire,</text:p>
      <text:p text:style-name="P57">Vn autre cœur luy répond,</text:p>
      <text:soft-page-break/>
      <text:p text:style-name="P58">Et c’est là tout le bruit que font</text:p>
      <text:p text:style-name="P59">Les Echos qui s’osent tout dire.</text:p>
      <text:p text:style-name="P60">LA PAIX.</text:p>
      <text:p text:style-name="P61">I’y veux estre tousiours, etc.</text:p>
      <text:p text:style-name="l"/>
      <text:p text:style-name="P62">6</text:p>
      <text:p text:style-name="P63">PREMIERE ENTRÉE</text:p>
      <text:p text:style-name="P64">BERGERS ET BERGERES</text:p>
      <text:p text:style-name="P65">Bergers.</text:p>
      <text:p text:style-name="P66">LE ROY</text:p>
      <text:p text:style-name="P67">Le Marquis de Rassan, les Sieurs Raynal, Noblet,</text:p>
      <text:p text:style-name="P68">&amp; la Pierre.</text:p>
      <text:p text:style-name="P69"><text:span text:style-name="T70">Bergeres</text:span></text:p>
      <text:p text:style-name="P71">MADAME.</text:p>
      <text:p text:style-name="P72">Mademoiselle de Mortemart, Mademoiselle de</text:p>
      <text:p text:style-name="P73">Saint simon, Mademoiselle de la valliere,</text:p>
      <text:p text:style-name="P74">Mademoiselle de Seuigny.</text:p>
      <text:p text:style-name="P75"/>
      <text:p text:style-name="P76">Pour LE ROY. Berger.</text:p>
      <text:p text:style-name="P77"/>
      <text:p text:style-name="P78"><text:tab/>Voicy la Gloire, &amp; la Fleur du Hameau,</text:p>
      <text:p text:style-name="P79"><text:tab/>Nul n’a la Teste &amp; plus belle &amp; mieux faite ;</text:p>
      <text:p text:style-name="P80">Nul ne fait mieux<text:s/>redouter sa Houlette,</text:p>
      <text:p text:style-name="P81">Nul ne sçait mieux comme on garde vn Troupeau.</text:p>
      <text:p text:style-name="P82"/>
      <text:p text:style-name="P83"><text:tab/>Et quoy qu’il soit dans l’âge où nous sentons</text:p>
      <text:p text:style-name="P84">Pour le plaisir vne attache si forte,</text:p>
      <text:p text:style-name="P85">Ne croyez pas que son plaisir l’emporte,</text:p>
      <text:p text:style-name="P86">Il en revient tousiours à ses Moutons.</text:p>
      <text:p text:style-name="P87"/>
      <text:p text:style-name="P88"><text:tab/>A son labeur il passe tout d’un coup,</text:p>
      <text:p text:style-name="P89">Et n’ira pas dormir sur la fougere,</text:p>
      <text:p text:style-name="P90">7</text:p>
      <text:p text:style-name="P91">N’y s’oublier auprès d’vne Bergere,</text:p>
      <text:p text:style-name="P92">Iusques au point d’en oublier le Loup.</text:p>
      <text:p text:style-name="P93"/>
      <text:p text:style-name="P94"><text:tab/>Ce n’est pas tant vn Berger qu’vn Heros,</text:p>
      <text:p text:style-name="P95">Dont l’Ame grand applique ses pensées</text:p>
      <text:p text:style-name="P96">Au soin de voir ses Brebis engraissées,</text:p>
      <text:p text:style-name="P97">En leur laissant la laine sur le dos.</text:p>
      <text:p text:style-name="P98"/>
      <text:p text:style-name="P99">Pour MADAME. Bergere.</text:p>
      <text:p text:style-name="P100"/>
      <text:p text:style-name="P101">Qvelle Bergere, quels yeux</text:p>
      <text:p text:style-name="P102">A faire mourir les Dieux !</text:p>
      <text:p text:style-name="P103">Aussy comme eux on l’adore,</text:p>
      <text:p text:style-name="P104">Elle est de leur propre sang ;</text:p>
      <text:p text:style-name="P105">Mais sa personne est encore</text:p>
      <text:p text:style-name="P106">Bien au dessus de son rang :</text:p>
      <text:p text:style-name="P107">De jeunes Lis, &amp; des Roses</text:p>
      <text:p text:style-name="P108">Tout nouuellement écloses</text:p>
      <text:p text:style-name="P109">Forment son teint delicat ;</text:p>
      <text:p text:style-name="P110">Enfin les plus belles choses</text:p>
      <text:p text:style-name="P111">Prés d’elle n’ont point d’éclat.</text:p>
      <text:p text:style-name="P112">C’est vne douceur extréme,</text:p>
      <text:p text:style-name="P113">Et<text:s/>pour en dire icy<text:s/>le mal comme le bien,</text:p>
      <text:p text:style-name="P114">Il est vray tout le monde l’aime,</text:p>
      <text:p text:style-name="P115">Mais apres son Deuoir ses Moutons, &amp; son Chien,</text:p>
      <text:p text:style-name="P116">Ie pense qu’elle n’aime rien.</text:p>
      <text:p text:style-name="P117">8</text:p>
      <text:p text:style-name="P118">Pour<text:s/>Mademoiselle de Mortemart.<text:s/><text:span text:style-name="T119">Bergere.</text:span></text:p>
      <text:p text:style-name="P120"><text:tab/><text:span text:style-name="T121">Qve cette Bergere est belle,</text:span></text:p>
      <text:p text:style-name="P122"><text:tab/>A-t’elle pas vn defaut ?</text:p>
      <text:p text:style-name="P123">Vn Berger qui soit digne d’elle</text:p>
      <text:p text:style-name="P124">N’est-ce pas tout ce qui luy faut ?</text:p>
      <text:p text:style-name="P125">A quiconque pourra tant faire</text:p>
      <text:p text:style-name="P126">Que de la ranger sous sa loy,</text:p>
      <text:p text:style-name="P127">La bonne affaire,</text:p>
      <text:p text:style-name="P128">L’heureux employ !</text:p>
      <text:p text:style-name="P129">Pour Mademoiselle de la Valliere.<text:s/><text:span text:style-name="T130">Bergere.</text:span></text:p>
      <text:soft-page-break/>
      <text:p text:style-name="P131"><text:tab/>Non sans doute il n’est point de Bergere</text:p>
      <text:p text:style-name="P132"><text:tab/>plus belle,</text:p>
      <text:p text:style-name="P133">Pour elle cependant qui s’ose declarer ?</text:p>
      <text:p text:style-name="P134">La presse n’est pas grande à soupirer pour elle,</text:p>
      <text:p text:style-name="P135">Quoy qu’elle soit si propre à faire soupirer.</text:p>
      <text:p text:style-name="P136">9</text:p>
      <text:p text:style-name="P137"><text:tab/><text:span text:style-name="T138">Elle a dans ses beaux yeux vne douce langueur,</text:span></text:p>
      <text:p text:style-name="P139">Et bien qu’en apparence aucun s’en soit la cause,</text:p>
      <text:p text:style-name="P140">Pour peu qu’il fut permis de foüiller dans son cœur,</text:p>
      <text:p text:style-name="P141">On ne laisseroit pas d’y trouuer quelque chose.</text:p>
      <text:p text:style-name="P142"/>
      <text:p text:style-name="P143"><text:tab/>Mais pourquoy là-dessus s’estendre davantage ?</text:p>
      <text:p text:style-name="P144">Suffit qu’on ne sçauroit en dire trop de bien,</text:p>
      <text:p text:style-name="P145">Et je ne pense pas que dans tout le village,</text:p>
      <text:p text:style-name="P146"><text:span text:style-name="T147">Il se rencontre vn cœur mieux placé que le si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Segoe UI" svg:font-family="Segoe UI" style:font-family-generic="swiss" style:font-pitch="variable" svg:panose-1="2 11 5 2 4 2 4 2 2 3"/>
    <style:font-face style:name="sans-serif" svg:font-family="sans-serif" style:font-family-generic="swiss" svg:panose-1="2 11 6 4 2 2 2 2 2 4"/>
    <style:font-face style:name="Arial, sans-serif" svg:font-family="Arial, sans-serif" style:font-family-generic="roman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" style:font-name-asian="Times" style:font-size-complex="10pt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text-align="justify" fo:margin-top="0.059in" fo:margin-bottom="0.059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salute" style:display-name="&lt;salute&gt;" style:family="paragraph" style:parent-style-name="Normal" style:next-style-name="Textbody">
      <style:paragraph-properties fo:margin-top="0.3937in" fo:margin-bottom="0.3937in"/>
      <style:text-properties fo:hyphenate="false"/>
    </style:style>
    <style:style style:name="byline" style:display-name="&lt;byline&gt;" style:family="paragraph" style:parent-style-name="Normal" style:next-style-name="Textbody">
      <style:paragraph-properties fo:text-align="end"/>
      <style:text-properties fo:hyphenate="false"/>
    </style:style>
    <style:style style:name="l" style:display-name="&lt;l&gt;" style:family="paragraph" style:parent-style-name="Normal">
      <style:text-properties fo:color="#F4B083" fo:hyphenate="false"/>
    </style:style>
    <style:style style:name="Textedebulles" style:display-name="Texte de bulles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label.head" style:display-name="&lt;label.head&gt;" style:family="paragraph" style:parent-style-name="Normal">
      <style:paragraph-properties fo:text-align="center" fo:margin-top="0.118in" fo:margin-bottom="0.118in"/>
      <style:text-properties fo:font-weight="bold" style:font-weight-asian="bold" fo:font-style="italic" style:font-style-asian="italic" fo:hyphenate="false"/>
    </style:style>
    <style:style style:name="list" style:display-name="&lt;list&gt;" style:family="paragraph" style:parent-style-name="Normal">
      <style:text-properties style:font-name="Times New Roman" style:font-name-asian="Times New Roman" fo:font-size="11pt" style:font-size-asian="11pt" style:text-underline-type="single" style:text-underline-style="solid" style:text-underline-width="auto" style:text-underline-mode="continuous" fo:hyphenate="false"/>
    </style:style>
    <style:style style:name="meta" style:display-name="&lt;meta&gt;" style:family="paragraph" style:parent-style-name="Standard">
      <style:paragraph-properties fo:margin-top="0.0076in" fo:margin-bottom="0.0076in" fo:margin-left="1.3777in" fo:text-indent="-1.3777in" fo:background-color="#CCCCCC">
        <style:tab-stops>
          <style:tab-stop style:type="left" style:position="1.3777in"/>
        </style:tab-stops>
      </style:paragraph-properties>
      <style:text-properties style:font-name="sans-serif" style:font-name-asian="sans-serif" style:font-name-complex="sans-serif" fo:font-size="8pt" style:font-size-asian="8pt" fo:hyphenate="false"/>
    </style:style>
    <style:style style:name="label.speaker" style:display-name="&lt;label.speaker&gt;" style:family="paragraph" style:parent-style-name="Normal">
      <style:paragraph-properties fo:margin-bottom="0.0076in" fo:margin-left="0.3937in">
        <style:tab-stops/>
      </style:paragraph-properties>
      <style:text-properties fo:hyphenate="false"/>
    </style:style>
    <style:style style:name="pb" style:display-name="&lt;pb&gt;" style:family="text">
      <style:text-properties style:font-name="Arial, sans-serif" style:font-name-asian="Arial, sans-serif" style:font-name-complex="Arial, sans-serif" fo:color="#999999" fo:font-size="11pt" style:font-size-asian="11pt" fo:background-color="#FFFFFF"/>
    </style:style>
    <style:style style:name="persName" style:display-name="&lt;persName&gt;" style:family="text">
      <style:text-properties fo:color="#FFFFFF" fo:background-color="#FFFF00"/>
    </style:style>
    <style:style style:name="placeName" style:display-name="&lt;placeName&gt;" style:family="text">
      <style:text-properties fo:background-color="#FF0000"/>
    </style:style>
    <style:style style:name="name" style:display-name="&lt;name&gt;" style:family="text">
      <style:text-properties style:use-window-font-color="true" fo:background-color="#0000FF"/>
    </style:style>
    <style:style style:name="tech" style:display-name="&lt;tech&gt;" style:family="text">
      <style:text-properties fo:background-color="#FFFF00"/>
    </style:style>
    <style:style style:name="foreign" style:display-name="&lt;foreign&gt;" style:family="text" style:parent-style-name="Policepardéfaut">
      <style:text-properties fo:color="#FF00FF"/>
    </style:style>
    <style:style style:name="date" style:display-name="&lt;date&gt;" style:family="text" style:parent-style-name="Policepardéfaut">
      <style:text-properties fo:background-color="#F7CAAC"/>
    </style:style>
    <style:style style:name="Corpsdetexte" style:display-name="Corps de texte" style:family="paragraph" style:parent-style-name="Normal">
      <style:paragraph-properties fo:text-align="justify" style:vertical-align="auto" fo:margin-top="0.059in" fo:margin-bottom="0.059in" fo:line-height="115%"/>
      <style:text-properties fo:hyphenate="true"/>
    </style:style>
    <style:style style:name="CorpsdetexteCar" style:display-name="Corps de texte Car" style:family="text" style:parent-style-name="Policepardéfaut">
      <style:text-properties style:font-name="Times" style:font-name-asian="Times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de Microsoft Office</meta:initial-creator>
    <dc:creator>Clément Cadiot</dc:creator>
    <meta:creation-date>2022-11-25T16:14:00Z</meta:creation-date>
    <dc:date>2022-11-25T18:04:00Z</dc:date>
    <meta:template xlink:href="Normal.dotm" xlink:type="simple"/>
    <meta:editing-cycles>6</meta:editing-cycles>
    <meta:editing-duration>PT132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8" meta:word-count="680" meta:character-count="4417" meta:row-count="31" meta:non-whitespace-character-count="3745"/>
  </office:meta>
</office:document-meta>
</file>